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screte Problems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MaxOnes</text:p>
          </table:table-cell>
          <table:table-cell office:value-type="string" calcext:value-type="string">
            <text:p>2x2</text:p>
          </table:table-cell>
          <table:table-cell office:value-type="float" office:value="0.333" calcext:value-type="float">
            <text:p>0.33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" calcext:value-type="float">
            <text:p>0.06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2x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MDP</text:p>
          </table:table-cell>
          <table:table-cell office:value-type="string" calcext:value-type="string">
            <text:p>2x2</text:p>
          </table:table-cell>
          <table:table-cell office:value-type="float" office:value="0.543" calcext:value-type="float">
            <text:p>0.54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4" calcext:value-type="float">
            <text:p>0.1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1" calcext:value-type="float">
            <text:p>0.6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2:.C4])" office:value-type="float" office:value="0.399333333333333" calcext:value-type="float">
            <text:p>0.399333333333333</text:p>
          </table:table-cell>
          <table:table-cell table:formula="of:=AVERAGE([.D2:.D4])" office:value-type="float" office:value="0.110666666666667" calcext:value-type="float">
            <text:p>0.110666666666667</text:p>
          </table:table-cell>
          <table:table-cell table:formula="of:=AVERAGE([.E2:.E4])" office:value-type="float" office:value="0.103333333333333" calcext:value-type="float">
            <text:p>0.103333333333333</text:p>
          </table:table-cell>
          <table:table-cell table:formula="of:=AVERAGE([.F2:.F4])" office:value-type="float" office:value="0.101666666666667" calcext:value-type="float">
            <text:p>0.101666666666667</text:p>
          </table:table-cell>
          <table:table-cell table:formula="of:=AVERAGE([.G2:.G4])" office:value-type="float" office:value="0.0836666666666667" calcext:value-type="float">
            <text:p>0.0836666666666667</text:p>
          </table:table-cell>
          <table:table-cell table:formula="of:=AVERAGE([.H2:.H4])" office:value-type="float" office:value="0.622333333333333" calcext:value-type="float">
            <text:p>0.622333333333333</text:p>
          </table:table-cell>
          <table:table-cell table:formula="of:=AVERAGE([.I2:.I4])" office:value-type="float" office:value="0.609666666666667" calcext:value-type="float">
            <text:p>0.609666666666667</text:p>
          </table:table-cell>
          <table:table-cell table:formula="of:=AVERAGE([.J2:.J4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6]+[.H6]" office:value-type="float" office:value="1.022" calcext:value-type="float">
            <text:p>1.022</text:p>
          </table:table-cell>
          <table:table-cell table:formula="of:=SUM([.D5:.G5])" office:value-type="float" office:value="0.399333333333333" calcext:value-type="float">
            <text:p>0.399333333333333</text:p>
          </table:table-cell>
          <table:table-cell table:number-columns-repeated="4"/>
          <table:table-cell table:formula="of:=SUM([.I5:.J5])" office:value-type="float" office:value="0.622666666666667" calcext:value-type="float">
            <text:p>0.622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/>
          <table:table-cell table:formula="of:=[.C6]/[.B6]" office:value-type="float" office:value="0.390737116764514" calcext:value-type="float">
            <text:p>0.390737116764514</text:p>
          </table:table-cell>
          <table:table-cell table:formula="of:=[.D5]/[.C7]" office:value-type="float" office:value="0.283225375626043" calcext:value-type="float">
            <text:p>0.283225375626043</text:p>
          </table:table-cell>
          <table:table-cell table:formula="of:=[.E5]/[.C7]" office:value-type="float" office:value="0.264457429048414" calcext:value-type="float">
            <text:p>0.264457429048414</text:p>
          </table:table-cell>
          <table:table-cell table:formula="of:=[.F5]/[.C7]" office:value-type="float" office:value="0.260191986644407" calcext:value-type="float">
            <text:p>0.260191986644407</text:p>
          </table:table-cell>
          <table:table-cell table:formula="of:=[.G5]/[.C7]" office:value-type="float" office:value="0.214125208681135" calcext:value-type="float">
            <text:p>0.214125208681135</text:p>
          </table:table-cell>
          <table:table-cell table:formula="of:=[.H6]/[.B6]" office:value-type="float" office:value="0.609262883235486" calcext:value-type="float">
            <text:p>0.609262883235486</text:p>
          </table:table-cell>
          <table:table-cell table:formula="of:=[.I5]/[.H6]" office:value-type="float" office:value="0.979122055674518" calcext:value-type="float">
            <text:p>0.979122055674518</text:p>
          </table:table-cell>
          <table:table-cell table:formula="of:=[.J5]/[.H6]" office:value-type="float" office:value="0.0208779443254818" calcext:value-type="float">
            <text:p>0.02087794432548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MaxOnes</text:p>
          </table:table-cell>
          <table:table-cell office:value-type="string" calcext:value-type="string">
            <text:p>4x4</text:p>
          </table:table-cell>
          <table:table-cell office:value-type="float" office:value="0.8" calcext:value-type="float">
            <text:p>0.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2" calcext:value-type="float">
            <text:p>0.262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2" calcext:value-type="float">
            <text:p>0.61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4x4</text:p>
          </table:table-cell>
          <table:table-cell office:value-type="float" office:value="0.772" calcext:value-type="float">
            <text:p>0.7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" calcext:value-type="float">
            <text:p>0.2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2" calcext:value-type="float">
            <text:p>0.61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MDP</text:p>
          </table:table-cell>
          <table:table-cell office:value-type="string" calcext:value-type="string">
            <text:p>4x4</text:p>
          </table:table-cell>
          <table:table-cell office:value-type="float" office:value="1.407" calcext:value-type="float">
            <text:p>1.407</text:p>
          </table:table-cell>
          <table:table-cell office:value-type="float" office:value="0.434" calcext:value-type="float">
            <text:p>0.43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" calcext:value-type="float">
            <text:p>0.44</text:p>
          </table:table-cell>
          <table:table-cell office:value-type="float" office:value="0.019" calcext:value-type="float">
            <text:p>0.01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0:.C12])" office:value-type="float" office:value="0.993" calcext:value-type="float">
            <text:p>0.993</text:p>
          </table:table-cell>
          <table:table-cell table:formula="of:=AVERAGE([.D10:.D12])" office:value-type="float" office:value="0.322" calcext:value-type="float">
            <text:p>0.322</text:p>
          </table:table-cell>
          <table:table-cell table:formula="of:=AVERAGE([.E10:.E12])" office:value-type="float" office:value="0.341333333333333" calcext:value-type="float">
            <text:p>0.341333333333333</text:p>
          </table:table-cell>
          <table:table-cell table:formula="of:=AVERAGE([.F10:.F12])" office:value-type="float" office:value="0.317" calcext:value-type="float">
            <text:p>0.317</text:p>
          </table:table-cell>
          <table:table-cell table:formula="of:=AVERAGE([.G10:.G12])" office:value-type="float" office:value="0.013" calcext:value-type="float">
            <text:p>0.013</text:p>
          </table:table-cell>
          <table:table-cell table:formula="of:=AVERAGE([.H10:.H12])" office:value-type="float" office:value="0.626" calcext:value-type="float">
            <text:p>0.626</text:p>
          </table:table-cell>
          <table:table-cell table:formula="of:=AVERAGE([.I10:.I12])" office:value-type="float" office:value="0.613" calcext:value-type="float">
            <text:p>0.613</text:p>
          </table:table-cell>
          <table:table-cell table:formula="of:=AVERAGE([.J10:.J12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14]+[.H14]" office:value-type="float" office:value="1.61933333333333" calcext:value-type="float">
            <text:p>1.61933333333333</text:p>
          </table:table-cell>
          <table:table-cell table:formula="of:=SUM([.D13:.G13])" office:value-type="float" office:value="0.993333333333333" calcext:value-type="float">
            <text:p>0.993333333333333</text:p>
          </table:table-cell>
          <table:table-cell table:number-columns-repeated="4"/>
          <table:table-cell table:formula="of:=SUM([.I13:.J13])"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/>
          <table:table-cell table:formula="of:=[.C14]/[.B14]" office:value-type="float" office:value="0.613421160971593" calcext:value-type="float">
            <text:p>0.613421160971593</text:p>
          </table:table-cell>
          <table:table-cell table:formula="of:=[.D13]/[.C13]" office:value-type="float" office:value="0.324269889224572" calcext:value-type="float">
            <text:p>0.324269889224572</text:p>
          </table:table-cell>
          <table:table-cell table:formula="of:=[.E13]/[.C13]" office:value-type="float" office:value="0.343739509902652" calcext:value-type="float">
            <text:p>0.343739509902652</text:p>
          </table:table-cell>
          <table:table-cell table:formula="of:=[.F13]/[.C13]" office:value-type="float" office:value="0.319234642497482" calcext:value-type="float">
            <text:p>0.319234642497482</text:p>
          </table:table-cell>
          <table:table-cell table:formula="of:=[.G13]/[.C13]" office:value-type="float" office:value="0.013091641490433" calcext:value-type="float">
            <text:p>0.013091641490433</text:p>
          </table:table-cell>
          <table:table-cell table:formula="of:=[.H14]/[.B14]" office:value-type="float" office:value="0.386578839028407" calcext:value-type="float">
            <text:p>0.386578839028407</text:p>
          </table:table-cell>
          <table:table-cell table:formula="of:=[.I13]/[.H14]" office:value-type="float" office:value="0.979233226837061" calcext:value-type="float">
            <text:p>0.979233226837061</text:p>
          </table:table-cell>
          <table:table-cell table:formula="of:=[.J13]/[.H14]" office:value-type="float" office:value="0.0207667731629393" calcext:value-type="float">
            <text:p>0.0207667731629393</text:p>
          </table:table-cell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MaxOnes</text:p>
          </table:table-cell>
          <table:table-cell office:value-type="string" calcext:value-type="string">
            <text:p>8x8</text:p>
          </table:table-cell>
          <table:table-cell office:value-type="float" office:value="3.048" calcext:value-type="float">
            <text:p>3.048</text:p>
          </table:table-cell>
          <table:table-cell office:value-type="float" office:value="0.969" calcext:value-type="float">
            <text:p>0.969</text:p>
          </table:table-cell>
          <table:table-cell office:value-type="float" office:value="1.097" calcext:value-type="float">
            <text:p>1.09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1" calcext:value-type="float">
            <text:p>0.0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8x8</text:p>
          </table:table-cell>
          <table:table-cell office:value-type="float" office:value="2.962" calcext:value-type="float">
            <text:p>2.962</text:p>
          </table:table-cell>
          <table:table-cell office:value-type="float" office:value="0.971" calcext:value-type="float">
            <text:p>0.971</text:p>
          </table:table-cell>
          <table:table-cell office:value-type="float" office:value="1.057" calcext:value-type="float">
            <text:p>1.057</text:p>
          </table:table-cell>
          <table:table-cell office:value-type="float" office:value="0.924" calcext:value-type="float">
            <text:p>0.924</text:p>
          </table:table-cell>
          <table:table-cell office:value-type="float" office:value="0.01" calcext:value-type="float">
            <text:p>0.0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MDP</text:p>
          </table:table-cell>
          <table:table-cell office:value-type="string" calcext:value-type="string">
            <text:p>8x8</text:p>
          </table:table-cell>
          <table:table-cell office:value-type="float" office:value="4.747" calcext:value-type="float">
            <text:p>4.747</text:p>
          </table:table-cell>
          <table:table-cell office:value-type="float" office:value="1.364" calcext:value-type="float">
            <text:p>1.364</text:p>
          </table:table-cell>
          <table:table-cell office:value-type="float" office:value="1.835" calcext:value-type="float">
            <text:p>1.835</text:p>
          </table:table-cell>
          <table:table-cell office:value-type="float" office:value="1.529" calcext:value-type="float">
            <text:p>1.5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8:.C20])" office:value-type="float" office:value="3.58566666666667" calcext:value-type="float">
            <text:p>3.58566666666667</text:p>
          </table:table-cell>
          <table:table-cell table:formula="of:=AVERAGE([.D18:.D20])" office:value-type="float" office:value="1.10133333333333" calcext:value-type="float">
            <text:p>1.10133333333333</text:p>
          </table:table-cell>
          <table:table-cell table:formula="of:=AVERAGE([.E18:.E20])" office:value-type="float" office:value="1.32966666666667" calcext:value-type="float">
            <text:p>1.32966666666667</text:p>
          </table:table-cell>
          <table:table-cell table:formula="of:=AVERAGE([.F18:.F20])" office:value-type="float" office:value="1.142" calcext:value-type="float">
            <text:p>1.142</text:p>
          </table:table-cell>
          <table:table-cell table:formula="of:=AVERAGE([.G18:.G20])" office:value-type="float" office:value="0.013" calcext:value-type="float">
            <text:p>0.013</text:p>
          </table:table-cell>
          <table:table-cell table:formula="of:=AVERAGE([.H18:.H20])" office:value-type="float" office:value="0.641666666666667" calcext:value-type="float">
            <text:p>0.641666666666667</text:p>
          </table:table-cell>
          <table:table-cell table:formula="of:=AVERAGE([.I18:.I20])" office:value-type="float" office:value="0.628666666666667" calcext:value-type="float">
            <text:p>0.628666666666667</text:p>
          </table:table-cell>
          <table:table-cell table:formula="of:=AVERAGE([.J18:.J20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22]+[.H22]" office:value-type="float" office:value="4.22766666666667" calcext:value-type="float">
            <text:p>4.22766666666667</text:p>
          </table:table-cell>
          <table:table-cell table:formula="of:=SUM([.D21:.G21])" office:value-type="float" office:value="3.586" calcext:value-type="float">
            <text:p>3.586</text:p>
          </table:table-cell>
          <table:table-cell table:number-columns-repeated="4"/>
          <table:table-cell table:formula="of:=SUM([.I21:.J21])" office:value-type="float" office:value="0.641666666666667" calcext:value-type="float">
            <text:p>0.641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/>
          <table:table-cell table:formula="of:=[.C22]/[.B22]" office:value-type="float" office:value="0.848222029488291" calcext:value-type="float">
            <text:p>0.848222029488291</text:p>
          </table:table-cell>
          <table:table-cell table:formula="of:=[.D21]/[.C21]" office:value-type="float" office:value="0.30714883331784" calcext:value-type="float">
            <text:p>0.30714883331784</text:p>
          </table:table-cell>
          <table:table-cell table:formula="of:=[.E21]/[.C21]" office:value-type="float" office:value="0.370828297852561" calcext:value-type="float">
            <text:p>0.370828297852561</text:p>
          </table:table-cell>
          <table:table-cell table:formula="of:=[.F21]/[.C21]" office:value-type="float" office:value="0.318490285395556" calcext:value-type="float">
            <text:p>0.318490285395556</text:p>
          </table:table-cell>
          <table:table-cell table:formula="of:=[.G21]/[.C21]" office:value-type="float" office:value="0.00362554615599145" calcext:value-type="float">
            <text:p>0.00362554615599145</text:p>
          </table:table-cell>
          <table:table-cell table:formula="of:=[.H22]/[.B22]" office:value-type="float" office:value="0.151777970511709" calcext:value-type="float">
            <text:p>0.151777970511709</text:p>
          </table:table-cell>
          <table:table-cell table:formula="of:=[.I21]/[.H22]" office:value-type="float" office:value="0.97974025974026" calcext:value-type="float">
            <text:p>0.97974025974026</text:p>
          </table:table-cell>
          <table:table-cell table:formula="of:=[.J21]/[.H22]" office:value-type="float" office:value="0.0202597402597403" calcext:value-type="float">
            <text:p>0.0202597402597403</text:p>
          </table:table-cell>
        </table:table-row>
      </table:table>
      <table:table table:name="Continuous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2x2</text:p>
          </table:table-cell>
          <table:table-cell office:value-type="float" office:value="0.1" calcext:value-type="float">
            <text:p>0.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" calcext:value-type="float">
            <text:p>0.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2x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2" calcext:value-type="float">
            <text:p>0.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hubert</text:p>
          </table:table-cell>
          <table:table-cell office:value-type="string" calcext:value-type="string">
            <text:p>2x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2" calcext:value-type="float">
            <text:p>0.0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2:.C4])" office:value-type="float" office:value="0.162333333333333" calcext:value-type="float">
            <text:p>0.162333333333333</text:p>
          </table:table-cell>
          <table:table-cell table:formula="of:=AVERAGE([.D2:.D4])" office:value-type="float" office:value="0.0213333333333333" calcext:value-type="float">
            <text:p>0.0213333333333333</text:p>
          </table:table-cell>
          <table:table-cell table:formula="of:=AVERAGE([.E2:.E4])" office:value-type="float" office:value="0.041" calcext:value-type="float">
            <text:p>0.041</text:p>
          </table:table-cell>
          <table:table-cell table:formula="of:=AVERAGE([.F2:.F4])" office:value-type="float" office:value="0.0406666666666667" calcext:value-type="float">
            <text:p>0.0406666666666667</text:p>
          </table:table-cell>
          <table:table-cell table:formula="of:=AVERAGE([.G2:.G4])" office:value-type="float" office:value="0.0395333333333333" calcext:value-type="float">
            <text:p>0.0395333333333333</text:p>
          </table:table-cell>
          <table:table-cell table:formula="of:=AVERAGE([.H2:.H4])" office:value-type="float" office:value="0.02" calcext:value-type="float">
            <text:p>0.02</text:p>
          </table:table-cell>
          <table:table-cell table:formula="of:=AVERAGE([.I2:.I4])" office:value-type="float" office:value="0.621333333333333" calcext:value-type="float">
            <text:p>0.621333333333333</text:p>
          </table:table-cell>
          <table:table-cell table:formula="of:=AVERAGE([.J2:.J4])" office:value-type="float" office:value="0.608333333333333" calcext:value-type="float">
            <text:p>0.608333333333333</text:p>
          </table:table-cell>
          <table:table-cell table:formula="of:=AVERAGE([.K2:.K4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6]+[.I6]" office:value-type="float" office:value="0.783866666666667" calcext:value-type="float">
            <text:p>0.783866666666667</text:p>
          </table:table-cell>
          <table:table-cell table:formula="of:=SUM([.D5:.H5])" office:value-type="float" office:value="0.162533333333333" calcext:value-type="float">
            <text:p>0.162533333333333</text:p>
          </table:table-cell>
          <table:table-cell table:number-columns-repeated="5"/>
          <table:table-cell table:formula="of:=SUM([.J5:.K5])" office:value-type="float" office:value="0.621333333333333" calcext:value-type="float">
            <text:p>0.62133333333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s</text:p>
          </table:table-cell>
          <table:table-cell/>
          <table:table-cell table:formula="of:=[.C6]/[.B6]" office:value-type="float" office:value="0.207348188467426" calcext:value-type="float">
            <text:p>0.207348188467426</text:p>
          </table:table-cell>
          <table:table-cell table:formula="of:=[.D5]/[.C6]" office:value-type="float" office:value="0.131255127153404" calcext:value-type="float">
            <text:p>0.131255127153404</text:p>
          </table:table-cell>
          <table:table-cell table:formula="of:=[.E5]/[.C6]" office:value-type="float" office:value="0.252255947497949" calcext:value-type="float">
            <text:p>0.252255947497949</text:p>
          </table:table-cell>
          <table:table-cell table:formula="of:=[.F5]/[.C6]" office:value-type="float" office:value="0.250205086136177" calcext:value-type="float">
            <text:p>0.250205086136177</text:p>
          </table:table-cell>
          <table:table-cell table:formula="of:=[.G5]/[.C6]" office:value-type="float" office:value="0.243232157506153" calcext:value-type="float">
            <text:p>0.243232157506153</text:p>
          </table:table-cell>
          <table:table-cell table:formula="of:=[.H5]/[.C6]" office:value-type="float" office:value="0.123051681706317" calcext:value-type="float">
            <text:p>0.123051681706317</text:p>
          </table:table-cell>
          <table:table-cell table:formula="of:=[.I6]/[.B6]" office:value-type="float" office:value="0.792651811532574" calcext:value-type="float">
            <text:p>0.792651811532574</text:p>
          </table:table-cell>
          <table:table-cell table:formula="of:=[.J5]/[.I6]" office:value-type="float" office:value="0.979077253218884" calcext:value-type="float">
            <text:p>0.979077253218884</text:p>
          </table:table-cell>
          <table:table-cell table:formula="of:=[.K5]/[.I6]" office:value-type="float" office:value="0.0209227467811159" calcext:value-type="float">
            <text:p>0.02092274678111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4x4</text:p>
          </table:table-cell>
          <table:table-cell office:value-type="float" office:value="0.324" calcext:value-type="float">
            <text:p>0.3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4x4</text:p>
          </table:table-cell>
          <table:table-cell office:value-type="float" office:value="0.425" calcext:value-type="float">
            <text:p>0.42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" calcext:value-type="float">
            <text:p>0.6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hubert</text:p>
          </table:table-cell>
          <table:table-cell office:value-type="string" calcext:value-type="string">
            <text:p>4x4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3" calcext:value-type="float">
            <text:p>0.61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0:.C12])" office:value-type="float" office:value="0.553" calcext:value-type="float">
            <text:p>0.553</text:p>
          </table:table-cell>
          <table:table-cell table:formula="of:=AVERAGE([.D10:.D12])" office:value-type="float" office:value="0.0706666666666667" calcext:value-type="float">
            <text:p>0.0706666666666667</text:p>
          </table:table-cell>
          <table:table-cell table:formula="of:=AVERAGE([.E10:.E12])" office:value-type="float" office:value="0.156333333333333" calcext:value-type="float">
            <text:p>0.156333333333333</text:p>
          </table:table-cell>
          <table:table-cell table:formula="of:=AVERAGE([.F10:.F12])" office:value-type="float" office:value="0.157333333333333" calcext:value-type="float">
            <text:p>0.157333333333333</text:p>
          </table:table-cell>
          <table:table-cell table:formula="of:=AVERAGE([.G10:.G12])" office:value-type="float" office:value="0.159333333333333" calcext:value-type="float">
            <text:p>0.159333333333333</text:p>
          </table:table-cell>
          <table:table-cell table:formula="of:=AVERAGE([.H10:.H12])" office:value-type="float" office:value="0.009" calcext:value-type="float">
            <text:p>0.009</text:p>
          </table:table-cell>
          <table:table-cell table:formula="of:=AVERAGE([.I10:.I12])" office:value-type="float" office:value="0.623333333333333" calcext:value-type="float">
            <text:p>0.623333333333333</text:p>
          </table:table-cell>
          <table:table-cell table:formula="of:=AVERAGE([.J10:.J12])" office:value-type="float" office:value="0.610666666666667" calcext:value-type="float">
            <text:p>0.610666666666667</text:p>
          </table:table-cell>
          <table:table-cell table:formula="of:=AVERAGE([.K10:.K12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14]+[.I14]" office:value-type="float" office:value="1.17633333333333" calcext:value-type="float">
            <text:p>1.17633333333333</text:p>
          </table:table-cell>
          <table:table-cell table:formula="of:=SUM([.D13:.H13])" office:value-type="float" office:value="0.552666666666667" calcext:value-type="float">
            <text:p>0.552666666666667</text:p>
          </table:table-cell>
          <table:table-cell table:number-columns-repeated="5"/>
          <table:table-cell table:formula="of:=SUM([.J13:.K13])" office:value-type="float" office:value="0.623666666666667" calcext:value-type="float">
            <text:p>0.623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s</text:p>
          </table:table-cell>
          <table:table-cell/>
          <table:table-cell table:formula="of:=[.C14]/[.B14]" office:value-type="float" office:value="0.46982147917257" calcext:value-type="float">
            <text:p>0.46982147917257</text:p>
          </table:table-cell>
          <table:table-cell table:formula="of:=[.D13]/[.C14]" office:value-type="float" office:value="0.127864897466828" calcext:value-type="float">
            <text:p>0.127864897466828</text:p>
          </table:table-cell>
          <table:table-cell table:formula="of:=[.E13]/[.C14]" office:value-type="float" office:value="0.282870928829916" calcext:value-type="float">
            <text:p>0.282870928829916</text:p>
          </table:table-cell>
          <table:table-cell table:formula="of:=[.F13]/[.C14]" office:value-type="float" office:value="0.284680337756333" calcext:value-type="float">
            <text:p>0.284680337756333</text:p>
          </table:table-cell>
          <table:table-cell table:formula="of:=[.G13]/[.C14]" office:value-type="float" office:value="0.288299155609168" calcext:value-type="float">
            <text:p>0.288299155609168</text:p>
          </table:table-cell>
          <table:table-cell table:formula="of:=[.H13]/[.C14]" office:value-type="float" office:value="0.0162846803377563" calcext:value-type="float">
            <text:p>0.0162846803377563</text:p>
          </table:table-cell>
          <table:table-cell table:formula="of:=[.I14]/[.B14]" office:value-type="float" office:value="0.53017852082743" calcext:value-type="float">
            <text:p>0.53017852082743</text:p>
          </table:table-cell>
          <table:table-cell table:formula="of:=[.J13]/[.I14]" office:value-type="float" office:value="0.979155531801176" calcext:value-type="float">
            <text:p>0.979155531801176</text:p>
          </table:table-cell>
          <table:table-cell table:formula="of:=[.K13]/[.I14]" office:value-type="float" office:value="0.0208444681988242" calcext:value-type="float">
            <text:p>0.0208444681988242</text:p>
          </table:table-cell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8x8</text:p>
          </table:table-cell>
          <table:table-cell office:value-type="float" office:value="1.177" calcext:value-type="float">
            <text:p>1.177</text:p>
          </table:table-cell>
          <table:table-cell office:value-type="float" office:value="0.22" calcext:value-type="float">
            <text:p>0.2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3" calcext:value-type="float">
            <text:p>0.34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8x8</text:p>
          </table:table-cell>
          <table:table-cell office:value-type="float" office:value="1.577" calcext:value-type="float">
            <text:p>1.57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1" calcext:value-type="float">
            <text:p>0.42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6" calcext:value-type="float">
            <text:p>0.61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hubert</text:p>
          </table:table-cell>
          <table:table-cell office:value-type="string" calcext:value-type="string">
            <text:p>8x8</text:p>
          </table:table-cell>
          <table:table-cell office:value-type="float" office:value="3.312" calcext:value-type="float">
            <text:p>3.312</text:p>
          </table:table-cell>
          <table:table-cell office:value-type="float" office:value="0.261" calcext:value-type="float">
            <text:p>0.261</text:p>
          </table:table-cell>
          <table:table-cell office:value-type="float" office:value="1.021" calcext:value-type="float">
            <text:p>1.021</text:p>
          </table:table-cell>
          <table:table-cell office:value-type="float" office:value="0.963" calcext:value-type="float">
            <text:p>0.963</text:p>
          </table:table-cell>
          <table:table-cell office:value-type="float" office:value="1.058" calcext:value-type="float">
            <text:p>1.058</text:p>
          </table:table-cell>
          <table:table-cell office:value-type="float" office:value="0.009" calcext:value-type="float">
            <text:p>0.009</text:p>
          </table:table-cell>
          <table:table-cell office:value-type="float" office:value="0.64" calcext:value-type="float">
            <text:p>0.64</text:p>
          </table:table-cell>
          <table:table-cell office:value-type="float" office:value="0.627" calcext:value-type="float">
            <text:p>0.62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8:.C20])" office:value-type="float" office:value="2.022" calcext:value-type="float">
            <text:p>2.022</text:p>
          </table:table-cell>
          <table:table-cell table:formula="of:=AVERAGE([.D18:.D20])" office:value-type="float" office:value="0.232666666666667" calcext:value-type="float">
            <text:p>0.232666666666667</text:p>
          </table:table-cell>
          <table:table-cell table:formula="of:=AVERAGE([.E18:.E20])" office:value-type="float" office:value="0.602333333333333" calcext:value-type="float">
            <text:p>0.602333333333333</text:p>
          </table:table-cell>
          <table:table-cell table:formula="of:=AVERAGE([.F18:.F20])" office:value-type="float" office:value="0.575666666666667" calcext:value-type="float">
            <text:p>0.575666666666667</text:p>
          </table:table-cell>
          <table:table-cell table:formula="of:=AVERAGE([.G18:.G20])" office:value-type="float" office:value="0.595666666666667" calcext:value-type="float">
            <text:p>0.595666666666667</text:p>
          </table:table-cell>
          <table:table-cell table:formula="of:=AVERAGE([.H18:.H20])" office:value-type="float" office:value="0.009" calcext:value-type="float">
            <text:p>0.009</text:p>
          </table:table-cell>
          <table:table-cell table:formula="of:=AVERAGE([.I18:.I20])" office:value-type="float" office:value="0.632" calcext:value-type="float">
            <text:p>0.632</text:p>
          </table:table-cell>
          <table:table-cell table:formula="of:=AVERAGE([.J18:.J20])" office:value-type="float" office:value="0.619" calcext:value-type="float">
            <text:p>0.619</text:p>
          </table:table-cell>
          <table:table-cell table:formula="of:=AVERAGE([.K18:.K20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I22];[.C22])" office:value-type="float" office:value="2.64733333333333" calcext:value-type="float">
            <text:p>2.64733333333333</text:p>
          </table:table-cell>
          <table:table-cell table:formula="of:=SUM([.D21:.H21])" office:value-type="float" office:value="2.01533333333333" calcext:value-type="float">
            <text:p>2.01533333333333</text:p>
          </table:table-cell>
          <table:table-cell table:number-columns-repeated="5"/>
          <table:table-cell table:formula="of:=SUM([.J21:.K21])" office:value-type="float" office:value="0.632" calcext:value-type="float">
            <text:p>0.6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s</text:p>
          </table:table-cell>
          <table:table-cell/>
          <table:table-cell table:formula="of:=[.C22]/[.B22]" office:value-type="float" office:value="0.761269201712415" calcext:value-type="float">
            <text:p>0.761269201712415</text:p>
          </table:table-cell>
          <table:table-cell table:formula="of:=[.D21]/[.C22]" office:value-type="float" office:value="0.115448230234866" calcext:value-type="float">
            <text:p>0.115448230234866</text:p>
          </table:table-cell>
          <table:table-cell table:formula="of:=[.E21]/[.C22]" office:value-type="float" office:value="0.298875289447569" calcext:value-type="float">
            <text:p>0.298875289447569</text:p>
          </table:table-cell>
          <table:table-cell table:formula="of:=[.F21]/[.C22]" office:value-type="float" office:value="0.285643400595435" calcext:value-type="float">
            <text:p>0.285643400595435</text:p>
          </table:table-cell>
          <table:table-cell table:formula="of:=[.G21]/[.C22]" office:value-type="float" office:value="0.295567317234535" calcext:value-type="float">
            <text:p>0.295567317234535</text:p>
          </table:table-cell>
          <table:table-cell table:formula="of:=[.H21]/[.C22]" office:value-type="float" office:value="0.0044657624875951" calcext:value-type="float">
            <text:p>0.0044657624875951</text:p>
          </table:table-cell>
          <table:table-cell table:formula="of:=[.I22]/[.B22]" office:value-type="float" office:value="0.238730798287585" calcext:value-type="float">
            <text:p>0.238730798287585</text:p>
          </table:table-cell>
          <table:table-cell table:formula="of:=[.J21]/[.I22]" office:value-type="float" office:value="0.979430379746835" calcext:value-type="float">
            <text:p>0.979430379746835</text:p>
          </table:table-cell>
          <table:table-cell table:formula="of:=[.K21]/[.I22]" office:value-type="float" office:value="0.0205696202531646" calcext:value-type="float">
            <text:p>0.0205696202531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8:09:44.722121424</meta:creation-date>
    <dc:date>2023-08-22T10:24:47.564927641</dc:date>
    <meta:editing-duration>PT15H29M47S</meta:editing-duration>
    <meta:editing-cycles>4</meta:editing-cycles>
    <meta:generator>LibreOffice/7.3.7.2$Linux_X86_64 LibreOffice_project/30$Build-2</meta:generator>
    <meta:document-statistic meta:table-count="2" meta:cell-count="390" meta:object-count="0"/>
  </office:meta>
</office:document-meta>
</file>